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2pt solid #000000" fo:border-left="none" fo:border-right="none" fo:background-color="#F4B084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0"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30">
      <style:text-properties style:font-name="Calibri" style:font-name-asian="Calibri" style:font-name-complex="Calibri"/>
    </style:style>
    <style:style style:name="ce7" style:family="table-cell" style:parent-style-name="Default" style:data-style-name="N30">
      <style:table-cell-properties fo:background-color="#F4B084"/>
      <style:text-properties style:font-name="Calibri" style:font-name-asian="Calibri" style:font-name-complex="Calibri"/>
    </style:style>
    <style:style style:name="ce8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9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/>
    </style:style>
    <style:style style:name="ce10" style:family="table-cell" style:parent-style-name="Default" style:data-style-name="N3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11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fo:background-color="#F4B084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ackground-color="#F4B084"/>
    </style:style>
    <style:style style:name="ce14" style:family="table-cell" style:parent-style-name="Default" style:data-style-name="N30">
      <style:table-cell-properties fo:border-top="none" fo:border-bottom="2pt solid #000000" fo:border-left="none" fo:border-right="none" fo:background-color="#A9D08E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Link" style:data-style-name="N30">
      <style:text-properties fo:color="#0563C1" style:font-name="Calibri" style:font-name-asian="Calibri" style:font-name-complex="Calibri" style:text-underline-style="solid" style:text-underline-type="single"/>
    </style:style>
    <style:style style:name="ce16" style:family="table-cell" style:parent-style-name="Link" style:data-style-name="N30">
      <style:table-cell-properties fo:background-color="transparent"/>
      <style:text-properties fo:color="#0563C1" style:font-name="Calibri" style:font-name-asian="Calibri" style:font-name-complex="Calibri" style:text-underline-style="none" style:text-underline-type="none"/>
    </style:style>
    <style:style style:name="ce17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18" style:family="table-cell" style:parent-style-name="Default" style:data-style-name="N30"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6.85270833333333cm" style:use-optimal-column-width="true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2621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9.2075cm" style:use-optimal-column-width="true"/>
    </style:style>
    <style:style style:name="co6" style:family="table-column">
      <style:table-column-properties fo:break-before="auto" style:column-width="7.80520833333333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co8" style:family="table-column">
      <style:table-column-properties fo:break-before="auto" style:column-width="4.14072916666667cm"/>
    </style:style>
    <style:style style:name="co9" style:family="table-column">
      <style:table-column-properties fo:break-before="auto" style:column-width="7.83166666666667cm" style:use-optimal-column-width="true"/>
    </style:style>
    <style:style style:name="co10" style:family="table-column">
      <style:table-column-properties fo:break-before="auto" style:column-width="8.12270833333333cm" style:use-optimal-column-width="true"/>
    </style:style>
    <style:style style:name="co11" style:family="table-column">
      <style:table-column-properties fo:break-before="auto" style:column-width="9.61760416666667cm" style:use-optimal-column-width="true"/>
    </style:style>
    <style:style style:name="co12" style:family="table-column">
      <style:table-column-properties fo:break-before="auto" style:column-width="7.75229166666667cm" style:use-optimal-column-width="true"/>
    </style:style>
    <style:style style:name="co13" style:family="table-column">
      <style:table-column-properties fo:break-before="auto" style:column-width="9.36625cm" style:use-optimal-column-width="true"/>
    </style:style>
    <style:style style:name="co14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ypescript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1015" table:default-cell-style-name="ce6"/>
        <table:table-column table:style-name="co4" table:number-columns-repeated="15362" table:default-cell-style-name="ce6"/>
        <table:table-row table:style-name="ro1">
          <table:table-cell office:value-type="string" table:style-name="ce2">
            <text:p><text:a xlink:href="https://www.typescriptlang.org/tsconfig">https://www.typescriptlang.org/tsconfig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mibi-server</text:p>
          </table:table-cell>
          <table:table-cell office:value-type="string" table:style-name="ce4">
            <text:p>master-data</text:p>
          </table:table-cell>
          <table:table-cell office:value-type="string" table:style-name="ce4">
            <text:p>fcl-client</text:p>
          </table:table-cell>
          <table:table-cell office:value-type="string" table:style-name="ce4">
            <text:p>fcl-server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5">
            <text:p>compilerOptions</text:p>
          </table:table-cell>
          <table:table-cell table:number-columns-repeated="16383" table:style-name="ce17"/>
        </table:table-row>
        <table:table-row table:style-name="ro1">
          <table:table-cell table:style-name="ce16"/>
          <table:table-cell table:number-columns-repeated="16383" table:style-name="ce17"/>
        </table:table-row>
        <table:table-row table:style-name="ro1">
          <table:table-cell office:value-type="string" table:style-name="ce18">
            <text:p>Interop Constraints</text:p>
          </table:table-cell>
          <table:table-cell table:number-columns-repeated="16383" table:style-name="ce17"/>
        </table:table-row>
        <table:table-row table:style-name="ro1">
          <table:table-cell office:value-type="string" table:style-name="ce6">
            <text:p>forceConsistentCasingInFileName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Language and Environment</text:p>
          </table:table-cell>
          <table:table-cell table:number-columns-repeated="16383" table:style-name="ce17"/>
        </table:table-row>
        <table:table-row table:style-name="ro1">
          <table:table-cell office:value-type="string" table:style-name="ce6">
            <text:p>useDefineForClassFields</text:p>
          </table:table-cell>
          <table:table-cell office:value-type="string" table:style-name="ce6">
            <text:p>true</text:p>
          </table:table-cell>
          <table:table-cell table:number-columns-repeated="5" table:style-name="ce7"/>
          <table:table-cell table:number-columns-repeated="16377" table:style-name="ce1"/>
        </table:table-row>
        <table:table-row table:style-name="ro1">
          <table:table-cell table:style-name="ce16"/>
          <table:table-cell table:number-columns-repeated="16383" table:style-name="ce17"/>
        </table:table-row>
        <table:table-row table:style-name="ro1">
          <table:table-cell office:value-type="string" table:style-name="ce18">
            <text:p>Type Checking -&gt; strict</text:p>
          </table:table-cell>
          <table:table-cell office:value-type="string" table:style-name="ce6">
            <text:p>true</text:p>
          </table:table-cell>
          <table:table-cell table:number-columns-repeated="5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alwaysStrict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noImplicitAny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noImplicitThis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strictBindCallApply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strictFunctionTypes</text:p>
          </table:table-cell>
          <table:table-cell table:style-name="ce6"/>
          <table:table-cell table:number-columns-repeated="5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strictNullChecks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trictPropertyInitialization</text:p>
          </table:table-cell>
          <table:table-cell table:style-name="ce6"/>
          <table:table-cell table:number-columns-repeated="2" table:style-name="ce7"/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useUnknownInCatchVariables</text:p>
          </table:table-cell>
          <table:table-cell table:style-name="ce6"/>
          <table:table-cell table:number-columns-repeated="5" table:style-name="ce7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Type Checking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1">
          <table:table-cell office:value-type="string" table:style-name="ce6">
            <text:p>noFallthroughCasesInSwitch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4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noImplicitOverrid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8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noImplicitReturn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noPropertyAccessFromIndexSignature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office:value-type="string" table:style-name="ce8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noUncheckedIndexedAccess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office:value-type="string" table:style-name="ce8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noUnusedLocals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noUnusedParameters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angularCompilerOptions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1">
          <table:table-cell office:value-type="string" table:style-name="ce6">
            <text:p>fullTemplateTypeCheck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 office:value-type="string" table:style-name="ce6">
            <text:p>strictInjectionParameter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 office:value-type="string" table:style-name="ce6">
            <text:p>strictInputAccessModifier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 office:value-type="string" table:style-name="ce6">
            <text:p>strictTemplates</text:p>
          </table:table-cell>
          <table:table-cell office:value-type="string" table:style-name="ce6">
            <text:p>true</text:p>
          </table:table-cell>
          <table:table-cell table:style-name="ce7"/>
          <table:table-cell table:number-columns-repeated="2"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number-rows-repeated="1048543" table:style-name="ro1">
          <table:table-cell table:number-columns-repeated="16384"/>
        </table:table-row>
      </table:table>
      <table:table table:name="ngrx" table:style-name="ta1">
        <table:table-column table:style-name="co5" table:default-cell-style-name="ce6"/>
        <table:table-column table:style-name="co2" table:number-columns-repeated="3" table:default-cell-style-name="ce6"/>
        <table:table-column table:style-name="co3" table:number-columns-repeated="1015" table:default-cell-style-name="ce6"/>
        <table:table-column table:style-name="co4" table:number-columns-repeated="15365" table:default-cell-style-name="ce6"/>
        <table:table-row table:style-name="ro1">
          <table:table-cell office:value-type="string" table:style-name="ce2">
            <text:p><text:a xlink:href="https://ngrx.io/guide/store/configuration/runtime-checks">https://ngrx.io/guide/store/configuration/runtime-check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trictStateImmutability</text:p>
          </table:table-cell>
          <table:table-cell table:number-columns-repeated="2" table:style-name="ce6"/>
          <table:table-cell office:value-type="string" table:style-name="ce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trictActionImmutability</text:p>
          </table:table-cell>
          <table:table-cell table:number-columns-repeated="2" table:style-name="ce6"/>
          <table:table-cell office:value-type="string" table:style-name="ce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trictStateSerializability</text:p>
          </table:table-cell>
          <table:table-cell office:value-type="string" table:style-name="ce6">
            <text:p>true</text:p>
          </table:table-cell>
          <table:table-cell office:value-type="string" table:style-name="ce7">
            <text:p>false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strictActionSerializability</text:p>
          </table:table-cell>
          <table:table-cell office:value-type="string" table:style-name="ce6">
            <text:p>true</text:p>
          </table:table-cell>
          <table:table-cell office:value-type="string" table:style-name="ce7">
            <text:p>false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strictActionWithinNgZon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strictActionTypeUniquenes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eslint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3" table:number-columns-repeated="1015" table:default-cell-style-name="ce6"/>
        <table:table-column table:style-name="co4" table:number-columns-repeated="15365" table:default-cell-style-name="ce6"/>
        <table:table-row table:style-name="ro1">
          <table:table-cell office:value-type="string" table:style-name="ce2">
            <text:p><text:a xlink:href="https://eslint.org/docs/rules/">https://eslint.org/docs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eslint: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8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ossible problem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no-duplicate-import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uggest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arrow-body-sty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9">
            <text:p>curly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qeqeq</text:p>
          </table:table-cell>
          <table:table-cell office:value-type="string" table:style-name="ce6">
            <text:p>error, smart</text:p>
          </table:table-cell>
          <table:table-cell office:value-type="string" table:style-name="ce6">
            <text:p>error, smart</text:p>
          </table:table-cell>
          <table:table-cell office:value-type="string" table:style-name="ce6">
            <text:p>error, smar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uard-for-in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d-match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bitwis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calle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conso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eval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extra-bind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new-fun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new-wrappe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restricted-syntax</text:p>
          </table:table-cell>
          <table:table-cell office:value-type="string" table:style-name="ce6">
            <text:p>error, ForInStatement</text:p>
          </table:table-cell>
          <table:table-cell office:value-type="string" table:style-name="ce6">
            <text:p>error, ForInStatement</text:p>
          </table:table-cell>
          <table:table-cell office:value-type="string" table:style-name="ce6">
            <text:p>error, ForInStatement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return-await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throw-literal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f-init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allowAfterSuper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allowAfterThi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allowAfterThisConstructor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allowFunctionParam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enforceInMethodName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seless-constructor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-useless-escape</text:p>
          </table:table-cell>
          <table:table-cell table:number-columns-repeated="2" table:style-name="ce8"/>
          <table:table-cell office:value-type="string" table:style-name="ce7">
            <text:p>off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9">
            <text:p>no-va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void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bject-shorthand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ne-var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fer-const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uote-props</text:p>
          </table:table-cell>
          <table:table-cell office:value-type="string" table:style-name="ce6">
            <text:p>error, consistent</text:p>
          </table:table-cell>
          <table:table-cell office:value-type="string" table:style-name="ce6">
            <text:p>error, consistent</text:p>
          </table:table-cell>
          <table:table-cell office:value-type="string" table:style-name="ce6">
            <text:p>error, consisten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uote-props.consistent.keyword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uote-props.consistent.number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adix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16383" table:style-name="ce6"/>
        </table:table-row>
        <table:table-row table:style-name="ro1">
          <table:table-cell office:value-type="string" table:style-name="ce11">
            <text:p>layout &amp; formatting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brace-style</text:p>
          </table:table-cell>
          <table:table-cell office:value-type="string" table:style-name="ce6">
            <text:p>error, 1tbs</text:p>
          </table:table-cell>
          <table:table-cell office:value-type="string" table:style-name="ce6">
            <text:p>error, 1tbs</text:p>
          </table:table-cell>
          <table:table-cell office:value-type="string" table:style-name="ce6">
            <text:p>error, 1tb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race-style.allowSingleLin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mma-dang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ol-last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ndent</text:p>
          </table:table-cell>
          <table:table-cell office:value-type="string" table:style-name="ce6">
            <text:p>error, 4</text:p>
          </table:table-cell>
          <table:table-cell office:value-type="string" table:style-name="ce6">
            <text:p>error, 4</text:p>
          </table:table-cell>
          <table:table-cell office:value-type="string" table:style-name="ce6">
            <text:p>error, 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ndent.SwitchCas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.code</text:p>
          </table:table-cell>
          <table:table-cell office:value-type="float" office:value="140" table:style-name="ce6">
            <text:p>140</text:p>
          </table:table-cell>
          <table:table-cell office:value-type="float" office:value="140" table:style-name="ce6">
            <text:p>140</text:p>
          </table:table-cell>
          <table:table-cell office:value-type="float" office:value="140" table:style-name="ce6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.ignoreRegExpLiteral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.ignoreString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.ignoreTemplateLiteral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ew-paren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multiple-empty-line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trailing-space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before-function-paren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before-function-paren.anonymous</text:p>
          </table:table-cell>
          <table:table-cell office:value-type="string" table:style-name="ce6">
            <text:p>always</text:p>
          </table:table-cell>
          <table:table-cell office:value-type="string" table:style-name="ce6">
            <text:p>always</text:p>
          </table:table-cell>
          <table:table-cell office:value-type="string" table:style-name="ce6">
            <text:p>alway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before-function-paren.asyncArrow</text:p>
          </table:table-cell>
          <table:table-cell office:value-type="string" table:style-name="ce6">
            <text:p>always</text:p>
          </table:table-cell>
          <table:table-cell office:value-type="string" table:style-name="ce6">
            <text:p>always</text:p>
          </table:table-cell>
          <table:table-cell office:value-type="string" table:style-name="ce6">
            <text:p>alway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before-function-paren.named</text:p>
          </table:table-cell>
          <table:table-cell office:value-type="string" table:style-name="ce6">
            <text:p>never</text:p>
          </table:table-cell>
          <table:table-cell office:value-type="string" table:style-name="ce6">
            <text:p>never</text:p>
          </table:table-cell>
          <table:table-cell office:value-type="string" table:style-name="ce6">
            <text:p>nev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in-paren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eprecated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12">
            <text:p>id-blacklist</text:p>
          </table:table-cell>
          <table:table-cell office:value-type="string" table:style-name="ce7">
            <text:p>use id-denylist</text:p>
          </table:table-cell>
          <table:table-cell office:value-type="string" table:style-name="ce7">
            <text:p>error, any, number, Number, string, String, boolean, Boolean, undefined, Undefined</text:p>
          </table:table-cell>
          <table:table-cell table:style-name="ce7"/>
          <table:table-cell table:number-columns-repeated="16380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@typescript-eslint extension rules overrid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dot-notation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no-shadow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no-unused-expression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used-var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quote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emi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number-rows-repeated="1048503" table:style-name="ro1">
          <table:table-cell table:number-columns-repeated="16384"/>
        </table:table-row>
      </table:table>
      <table:table table:name="eslint_@typescript-eslint" table:style-name="ta1">
        <table:table-column table:style-name="co9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typescript-eslint.io/rules/">https://typescript-eslint.io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8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ecommended-requiring-type-checking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upported 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consistent-type-assertion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nsistent-type-definition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plicit-member-accessibility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plicit-member-accessibility.accessibility</text:p>
          </table:table-cell>
          <table:table-cell office:value-type="string" table:style-name="ce6">
            <text:p>no-public</text:p>
          </table:table-cell>
          <table:table-cell office:value-type="string" table:style-name="ce6">
            <text:p>no-public</text:p>
          </table:table-cell>
          <table:table-cell office:value-type="string" table:style-name="ce6">
            <text:p>no-public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plicit-module-boundary-types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ember-delimiter-sty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aming-convention</text:p>
          </table:table-cell>
          <table:table-cell office:value-type="string" table:style-name="ce7">
            <text:p>discuss</text:p>
          </table:table-cell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explicit-any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inferrable-type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necessary-qualifie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safe-assignment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safe-call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safe-member-access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safe-return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fer-for-of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fer-function-typ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omise-function-asyn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estrict-template-expressions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trict-boolean-expressions</text:p>
          </table:table-cell>
          <table:table-cell office:value-type="string" table:style-name="ce7">
            <text:p>activate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9">
            <text:p>type-annotation-spacing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unbound-method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unified-signature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xtension rules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1">
          <table:table-cell office:value-type="string" table:style-name="ce6">
            <text:p>dot-notation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7">
            <text:p>(exception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dot-notation.allowIndexSignaturePropertyAcces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6">
            <text:p>no-magic-numbers</text:p>
          </table:table-cell>
          <table:table-cell office:value-type="string" table:style-name="ce7">
            <text:p>activate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6">
            <text:p>no-shadow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7">
            <text:p>(85 erro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no-shadow.hoist</text:p>
          </table:table-cell>
          <table:table-cell office:value-type="string" table:style-name="ce6">
            <text:p>all</text:p>
          </table:table-cell>
          <table:table-cell office:value-type="string" table:style-name="ce6">
            <text:p>all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9">
            <text:p>no-unused-expression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no-unused-var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7">
            <text:p>off (124 erro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no-unused-vars.argsIgnorePattern</text:p>
          </table:table-cell>
          <table:table-cell office:value-type="string" table:style-name="ce6">
            <text:p>^_</text:p>
          </table:table-cell>
          <table:table-cell office:value-type="string" table:style-name="ce6">
            <text:p>^_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6">
            <text:p>quotes</text:p>
          </table:table-cell>
          <table:table-cell office:value-type="string" table:style-name="ce6">
            <text:p>error, single</text:p>
          </table:table-cell>
          <table:table-cell office:value-type="string" table:style-name="ce6">
            <text:p>error, single</text:p>
          </table:table-cell>
          <table:table-cell office:value-type="string" table:style-name="ce6">
            <text:p>error, sing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quotes.allowTemplateLiteral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emi</text:p>
          </table:table-cell>
          <table:table-cell office:value-type="string" table:style-name="ce6">
            <text:p>error, always</text:p>
          </table:table-cell>
          <table:table-cell office:value-type="string" table:style-name="ce6">
            <text:p>error, always</text:p>
          </table:table-cell>
          <table:table-cell office:value-type="string" table:style-name="ce6">
            <text:p>error, always</text:p>
          </table:table-cell>
          <table:table-cell table:number-columns-repeated="16380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eslint_rxjs" table:style-name="ta2">
        <table:table-column table:style-name="co10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github.com/cartant/eslint-plugin-rxjs#rules">https://github.com/cartant/eslint-plugin-rxjs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8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no-ignored-takewhile-value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implicit-any-catch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subject-valu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eslint_unicorn" table:style-name="ta2">
        <table:table-column table:style-name="co11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github.com/sindresorhus/eslint-plugin-unicorn#rules">https://github.com/sindresorhus/eslint-plugin-unicorn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7">
            <text:p>off (too many errors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catch-error-name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consistent-function-scoping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consistent-function-scoping.checkArrowFunction</text:p>
          </table:table-cell>
          <table:table-cell office:value-type="string" table:style-name="ce6">
            <text:p>false</text:p>
          </table:table-cell>
          <table:table-cell office:value-type="string" table:style-name="ce6">
            <text:p>false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empty-brace-space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no-array-for-each</text:p>
          </table:table-cell>
          <table:table-cell office:value-type="string" table:style-name="ce7">
            <text:p>discuss</text:p>
          </table:table-cell>
          <table:table-cell office:value-type="string" table:style-name="ce7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no-lonely-i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no-new-array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no-null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prefer-query-selector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prefer-ternary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prevent-abbreviation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number-rows-repeated="1048560" table:style-name="ro1">
          <table:table-cell table:number-columns-repeated="16384"/>
        </table:table-row>
      </table:table>
      <table:table table:name="eslint_@angular-eslint" table:style-name="ta2">
        <table:table-column table:style-name="co12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github.com/angular-eslint/angular-eslint">https://github.com/angular-eslint/angular-eslint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4">
            <text:p>mibi-client</text:p>
          </table:table-cell>
          <table:table-cell office:value-type="string" table:style-name="ce1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 (ts)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ecommended--extra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emplate/process-inline-templates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 (ts)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component-select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mponent-selector.prefix</text:p>
          </table:table-cell>
          <table:table-cell office:value-type="string" table:style-name="ce6">
            <text:p>&lt;app-prefix&gt;</text:p>
          </table:table-cell>
          <table:table-cell office:value-type="string" table:style-name="ce6">
            <text:p>mibi</text:p>
          </table:table-cell>
          <table:table-cell office:value-type="string" table:style-name="ce6">
            <text:p>fcl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mponent-selector.style</text:p>
          </table:table-cell>
          <table:table-cell office:value-type="string" table:style-name="ce6">
            <text:p>kebab-case</text:p>
          </table:table-cell>
          <table:table-cell office:value-type="string" table:style-name="ce6">
            <text:p>kebab-case</text:p>
          </table:table-cell>
          <table:table-cell office:value-type="string" table:style-name="ce6">
            <text:p>kebab-cas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mponent-selector.type</text:p>
          </table:table-cell>
          <table:table-cell office:value-type="string" table:style-name="ce6">
            <text:p>element</text:p>
          </table:table-cell>
          <table:table-cell office:value-type="string" table:style-name="ce6">
            <text:p>element</text:p>
          </table:table-cell>
          <table:table-cell office:value-type="string" table:style-name="ce6">
            <text:p>elemen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irective-select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irective-selector.prefix</text:p>
          </table:table-cell>
          <table:table-cell office:value-type="string" table:style-name="ce6">
            <text:p>&lt;app-prefix&gt;</text:p>
          </table:table-cell>
          <table:table-cell office:value-type="string" table:style-name="ce6">
            <text:p>mibi</text:p>
          </table:table-cell>
          <table:table-cell office:value-type="string" table:style-name="ce6">
            <text:p>fcl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irective-selector.style</text:p>
          </table:table-cell>
          <table:table-cell office:value-type="string" table:style-name="ce6">
            <text:p>camelCase</text:p>
          </table:table-cell>
          <table:table-cell office:value-type="string" table:style-name="ce6">
            <text:p>camelCase</text:p>
          </table:table-cell>
          <table:table-cell office:value-type="string" table:style-name="ce6">
            <text:p>camelCas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irective-selector.type</text:p>
          </table:table-cell>
          <table:table-cell office:value-type="string" table:style-name="ce6">
            <text:p>attribute</text:p>
          </table:table-cell>
          <table:table-cell office:value-type="string" table:style-name="ce6">
            <text:p>attribute</text:p>
          </table:table-cell>
          <table:table-cell office:value-type="string" table:style-name="ce6">
            <text:p>attribu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xtensions (html)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template/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eslint_ngrx" table:style-name="ta1">
        <table:table-column table:style-name="co13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github.com/timdeschryver/eslint-plugin-ngrx#rules">https://github.com/timdeschryver/eslint-plugin-ngrx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7">
            <text:p>discuss</text:p>
          </table:table-cell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stylelint" table:style-name="ta1">
        <table:table-column table:style-name="co14" table:default-cell-style-name="ce6"/>
        <table:table-column table:style-name="co2" table:number-columns-repeated="3" table:default-cell-style-name="ce6"/>
        <table:table-column table:style-name="co3" table:number-columns-repeated="1015" table:default-cell-style-name="ce6"/>
        <table:table-column table:style-name="co4" table:number-columns-repeated="15365" table:default-cell-style-name="ce6"/>
        <table:table-row table:style-name="ro1">
          <table:table-cell office:value-type="string" table:style-name="ce2">
            <text:p><text:a xlink:href="https://stylelint.io/user-guide/rules/list">https://stylelint.io/user-guide/rules/list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2" table:style-name="ce8"/>
          <table:table-cell office:value-type="string" table:style-name="ce7">
            <text:p>uses deprecated version of stylelint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tylelint-config-standard-scss</text:p>
          </table:table-cell>
          <table:table-cell office:value-type="string" table:style-name="ce8">
            <text:p>on</text:p>
          </table:table-cell>
          <table:table-cell office:value-type="string" table:style-name="ce8">
            <text:p>on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15">
            <text:p><text:a xlink:href="https://github.com/stylelint-scss/stylelint-config-standard-scss">https://github.com/stylelint-scss/stylelint-config-standard-scss</text:a></text:p>
          </table:table-cell>
          <table:table-cell table:number-columns-repeated="1638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selector-class-pattern</text:p>
          </table:table-cell>
          <table:table-cell office:value-type="string" table:style-name="ce6">
            <text:p>^&lt;app-prefix&gt;(-[a-z]+)+(__[a-z]+(-[a-z]+)*)?(--[a-z]+(-[a-z]+)*)?$</text:p>
          </table:table-cell>
          <table:table-cell office:value-type="string" table:style-name="ce6">
            <text:p>^mibi(-[a-z]+)+(__[a-z]+(-[a-z]+)*)?(--[a-z]+(-[a-z]+)*)?$</text:p>
          </table:table-cell>
          <table:table-cell table:number-columns-repeated="1638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css 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scss/dollar-variable-empty-line-before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ull</text:p>
          </table:table-cell>
          <table:table-cell table:number-columns-repeated="16381" table:style-name="ce6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typescript.A30:typescript.G33" table:contains-header="false">
          <table:sort>
            <table:sort-by table:field-number="0"/>
          </table:sort>
        </table:database-range>
        <table:database-range table:target-range-address="eslint.A44:eslint.XEY62" table:contains-header="false">
          <table:sort>
            <table:sort-by table:field-number="0"/>
          </table:sort>
        </table:database-range>
        <table:database-range table:target-range-address="eslint_@typescript-eslint.A31:eslint_@typescript-eslint.XEZ4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Shin MicJi</dc:creator>
    <meta:creation-date>2022-05-06T10:44:24Z</meta:creation-date>
    <dc:date>2022-06-09T17:59:15Z</dc:date>
    <meta:editing-cycles>102</meta:editing-cycles>
    <meta:editing-duration>PT0S</meta:editing-duration>
  </office:meta>
</office:document-meta>
</file>